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2536*"/>
    </style:style>
    <style:style style:name="Table5.B" style:family="table-column">
      <style:table-column-properties style:column-width="5.144cm" style:rel-column-width="17740*"/>
    </style:style>
    <style:style style:name="Table5.C" style:family="table-column">
      <style:table-column-properties style:column-width="13.122cm" style:rel-column-width="4525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2129*"/>
    </style:style>
    <style:style style:name="Table8.B" style:family="table-column">
      <style:table-column-properties style:column-width="4.733cm" style:rel-column-width="16322*"/>
    </style:style>
    <style:style style:name="Table8.C" style:family="table-column">
      <style:table-column-properties style:column-width="13.651cm" style:rel-column-width="47084*"/>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2129*"/>
    </style:style>
    <style:style style:name="Table4.B" style:family="table-column">
      <style:table-column-properties style:column-width="4.704cm" style:rel-column-width="16225*"/>
    </style:style>
    <style:style style:name="Table4.C" style:family="table-column">
      <style:table-column-properties style:column-width="13.679cm" style:rel-column-width="4718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4cm" style:rel-column-width="2427*"/>
    </style:style>
    <style:style style:name="Table15.B" style:family="table-column">
      <style:table-column-properties style:column-width="6.352cm" style:rel-column-width="21907*"/>
    </style:style>
    <style:style style:name="Table15.C" style:family="table-column">
      <style:table-column-properties style:column-width="11.945cm" style:rel-column-width="41201*"/>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7" style:family="table">
      <style:table-properties style:width="19.001cm" table:align="margins"/>
    </style:style>
    <style:style style:name="Table17.A" style:family="table-column">
      <style:table-column-properties style:column-width="4.616cm" style:rel-column-width="15921*"/>
    </style:style>
    <style:style style:name="Table17.B" style:family="table-column">
      <style:table-column-properties style:column-width="14.385cm" style:rel-column-width="49614*"/>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9.001cm" table:align="margins" style:may-break-between-rows="true"/>
    </style:style>
    <style:style style:name="Table18.A" style:family="table-column">
      <style:table-column-properties style:column-width="0.704cm" style:rel-column-width="2427*"/>
    </style:style>
    <style:style style:name="Table18.B" style:family="table-column">
      <style:table-column-properties style:column-width="6.352cm" style:rel-column-width="21907*"/>
    </style:style>
    <style:style style:name="Table18.C" style:family="table-column">
      <style:table-column-properties style:column-width="11.945cm" style:rel-column-width="41201*"/>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9.001cm" table:align="margins" style:may-break-between-rows="false"/>
    </style:style>
    <style:style style:name="Table19.A" style:family="table-column">
      <style:table-column-properties style:column-width="4.821cm" style:rel-column-width="2733*"/>
    </style:style>
    <style:style style:name="Table19.B" style:family="table-column">
      <style:table-column-properties style:column-width="14.18cm" style:rel-column-width="8039*"/>
    </style:style>
    <style:style style:name="Table19.1" style:family="table-row">
      <style:table-row-properties style:keep-together="false" fo:keep-together="always"/>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6" style:family="paragraph" style:parent-style-name="Text_20_body">
      <style:text-properties fo:language="en" fo:country="GB" fo:font-style="normal" fo:font-weight="bold"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language="en" fo:country="GB" fo:font-style="normal" style:font-style-asian="normal" style:font-style-complex="normal"/>
    </style:style>
    <style:style style:name="P28" style:family="paragraph" style:parent-style-name="Heading_20_3">
      <style:text-properties fo:language="en" fo:country="GB"/>
    </style:style>
    <style:style style:name="P29" style:family="paragraph" style:parent-style-name="Table_20_Contents">
      <style:text-properties fo:language="en" fo:country="GB"/>
    </style:style>
    <style:style style:name="P30" style:family="paragraph" style:parent-style-name="Table_20_Contents" style:list-style-name="L10">
      <style:text-properties fo:language="en" fo:country="GB"/>
    </style:style>
    <style:style style:name="P31" style:family="paragraph" style:parent-style-name="Table_20_Contents">
      <style:text-properties fo:language="en" fo:country="GB" fo:font-weight="bold" style:font-weight-asian="bold" style:font-weight-complex="bold"/>
    </style:style>
    <style:style style:name="P32" style:family="paragraph" style:parent-style-name="Heading_20_2">
      <style:text-properties fo:language="en" fo:country="GB"/>
    </style:style>
    <style:style style:name="P33" style:family="paragraph" style:parent-style-name="Heading_20_2">
      <style:paragraph-properties fo:text-align="start" style:justify-single-word="false"/>
      <style:text-properties fo:language="en" fo:country="GB"/>
    </style:style>
    <style:style style:name="P34" style:family="paragraph" style:parent-style-name="Heading_20_1">
      <style:text-properties fo:language="en" fo:country="GB"/>
    </style:style>
    <style:style style:name="P35" style:family="paragraph" style:parent-style-name="Heading_20_1">
      <style:paragraph-properties fo:break-before="page"/>
      <style:text-properties fo:language="en" fo:country="GB"/>
    </style:style>
    <style:style style:name="P36" style:family="paragraph" style:parent-style-name="Contents_20_1">
      <style:paragraph-properties>
        <style:tab-stops>
          <style:tab-stop style:position="16cm" style:type="right" style:leader-style="dotted" style:leader-text="."/>
        </style:tab-stops>
      </style:paragraph-properties>
    </style:style>
    <style:style style:name="P37" style:family="paragraph" style:parent-style-name="Contents_20_2">
      <style:paragraph-properties>
        <style:tab-stops>
          <style:tab-stop style:position="15cm" style:type="right" style:leader-style="dotted" style:leader-text="."/>
        </style:tab-stops>
      </style:paragraph-properties>
    </style:style>
    <style:style style:name="P38" style:family="paragraph" style:parent-style-name="Standard" style:list-style-name="L6"/>
    <style:style style:name="P39" style:family="paragraph" style:parent-style-name="Standard" style:list-style-name="L6">
      <style:text-properties fo:language="en" fo:country="GB"/>
    </style:style>
    <style:style style:name="P40" style:family="paragraph" style:parent-style-name="Standard" style:list-style-name="L7">
      <style:text-properties fo:language="en" fo:country="GB"/>
    </style:style>
    <style:style style:name="P41" style:family="paragraph" style:parent-style-name="Standard" style:list-style-name="L8">
      <style:text-properties fo:language="en" fo:country="GB"/>
    </style:style>
    <style:style style:name="P42" style:family="paragraph" style:parent-style-name="Standard" style:list-style-name="L8"/>
    <style:style style:name="P43" style:family="paragraph" style:parent-style-name="Contents_20_3">
      <style:paragraph-properties>
        <style:tab-stops>
          <style:tab-stop style:position="14cm" style:type="right" style:leader-style="dotted" style:leader-text="."/>
        </style:tab-stops>
      </style:paragraph-properties>
    </style:style>
    <style:style style:name="P44" style:family="paragraph" style:parent-style-name="Text_20_body">
      <style:text-properties fo:language="en" fo:country="GB"/>
    </style:style>
    <style:style style:name="P45" style:family="paragraph" style:parent-style-name="Text_20_body" style:list-style-name="L1">
      <style:text-properties fo:language="en" fo:country="GB"/>
    </style:style>
    <style:style style:name="P46" style:family="paragraph" style:parent-style-name="Text_20_body" style:list-style-name="L5">
      <style:text-properties fo:language="en" fo:country="GB" fo:font-style="normal" fo:font-weight="normal" style:font-style-asian="normal" style:font-weight-asian="normal" style:font-style-complex="normal" style:font-weight-complex="normal"/>
    </style:style>
    <style:style style:name="P47" style:family="paragraph" style:parent-style-name="Text_20_body" style:list-style-name="L11">
      <style:paragraph-properties fo:text-align="start" style:justify-single-word="false"/>
      <style:text-properties fo:language="en" fo:country="GB" fo:font-style="normal" style:font-style-asian="normal" style:font-style-complex="normal"/>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fo:font-weight="normal" style:font-style-asian="italic" style:font-weight-asian="normal" style:font-style-complex="italic" style:font-weight-complex="normal"/>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fo:font-weight="normal" style:font-style-asian="normal" style:font-weight-asian="normal" style:font-style-complex="normal" style:font-weight-complex="normal"/>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1. Basic Information<text:tab/>3</text:p>
          <text:p text:style-name="P36">2. System Modules<text:tab/>3</text:p>
          <text:p text:style-name="P36">3. Messages and Threads<text:tab/>3</text:p>
          <text:p text:style-name="P37">Message parameters<text:tab/>3</text:p>
          <text:p text:style-name="P37">Thread parameters<text:tab/>4</text:p>
          <text:p text:style-name="P36">4. Forums and Sections<text:tab/>4</text:p>
          <text:p text:style-name="P37">Forum parameters<text:tab/>4</text:p>
          <text:p text:style-name="P37">Section parameters<text:tab/>4</text:p>
          <text:p text:style-name="P36">5. Users and Roles<text:tab/>5</text:p>
          <text:p text:style-name="P37">User role list<text:tab/>5</text:p>
          <text:p text:style-name="P37">User action matrix<text:tab/>5</text:p>
          <text:p text:style-name="P36">6. Access Control Module<text:tab/>6</text:p>
          <text:p text:style-name="P37">Access control module functions<text:tab/>6</text:p>
          <text:p text:style-name="P37">User registration<text:tab/>7</text:p>
          <text:p text:style-name="P43">Step I<text:tab/>7</text:p>
          <text:p text:style-name="P43">Step II<text:tab/>7</text:p>
          <text:p text:style-name="P43">Step III<text:tab/>7</text:p>
          <text:p text:style-name="P43">Step IV<text:tab/>7</text:p>
          <text:p text:style-name="P37">Pre-registered user properties<text:tab/>8</text:p>
          <text:p text:style-name="P37">User properties<text:tab/>8</text:p>
          <text:p text:style-name="P37">Logging in<text:tab/>9</text:p>
          <text:p text:style-name="P43">Step I<text:tab/>9</text:p>
          <text:p text:style-name="P43">Step II<text:tab/>9</text:p>
          <text:p text:style-name="P43">Step III<text:tab/>9</text:p>
          <text:p text:style-name="P37">Preliminary session parameters<text:tab/>10</text:p>
          <text:p text:style-name="P37">Session parameters<text:tab/>10</text:p>
          <text:p text:style-name="P37">System settings<text:tab/>11</text:p>
          <text:p text:style-name="P36">7. SMTP Module<text:tab/>11</text:p>
          <text:p text:style-name="P37">SMTP module functions<text:tab/>11</text:p>
          <text:p text:style-name="P36">8. Captcha Module<text:tab/>11</text:p>
          <text:p text:style-name="P37">Captcha module functions<text:tab/>12</text:p>
          <text:p text:style-name="P36">9. Message Module<text:tab/>12</text:p>
          <text:p text:style-name="P37">Message module functions<text:tab/>12</text:p>
          <text:p text:style-name="P37">System settings<text:tab/>13</text:p>
          <text:p text:style-name="P36">10. Gateway Module<text:tab/>13</text:p>
          <text:p text:style-name="P37">Gateway module internal functions<text:tab/>13</text:p>
          <text:p text:style-name="P37">System settings<text:tab/>13</text:p>
          <text:p text:style-name="P36">11. Technical characteristics<text:tab/>14</text:p>
          <text:p text:style-name="P37">Difference between phpBB and SimpleBB<text:tab/>14</text:p>
          <text:p text:style-name="P37">Scaling<text:tab/>14</text:p>
          <text:p text:style-name="P37">Logics<text:tab/>14</text:p>
          <text:p text:style-name="P37">Reliability<text:tab/>15</text:p>
          <text:p text:style-name="P37">Installation and configuration<text:tab/>15</text:p>
        </text:index-body>
      </text:table-of-content>
      <text:p text:style-name="P24"/>
      <text:h text:style-name="P35" text:outline-level="1">1. Basic Information</text:h>
      <text:p text:style-name="P24"><text:span text:style-name="T3">SimpleBB</text:span> is an internet forum engine. </text:p>
      <text:p text:style-name="P24"/>
      <text:p text:style-name="P24">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text:span text:style-name="T3">HTTPS</text:span>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text:span><text:span text:style-name="T4">RPC</text:span><text:span text:style-name="T6">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32"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32" text:outline-level="2"><text:soft-page-break/>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34" text:outline-level="1">4. Forums and Sections</text:h>
      <text:p text:style-name="P3">Threads are stored in forums. A forum consists of several threads ordered chronologically.</text:p>
      <text:h text:style-name="P32"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32"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34" text:outline-level="1"><text:soft-page-break/>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32"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32" text:outline-level="2">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9">*</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8">-</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34"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32"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ext:soft-page-break/>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32"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5785237720784532139" text:style-name="L1">
        <text:list-item>
          <text:p text:style-name="P45">A client tells the system that it wants to register itself – <text:span text:style-name="T3">RegisterUser</text:span> function of the ACM.</text:p>
        </text:list-item>
        <text:list-item>
          <text:p text:style-name="P45">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5">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4499092724910024210" text:style-name="L2">
        <text:list-item>
          <text:p text:style-name="P48"><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pan text:style-name="T9">a wrong verification code, this means, it is trying to hack it and we must delete this user from the list of pre-registered users.</text:span></text:p>
        </text:list-item>
      </text:list>
      <text:h text:style-name="Heading_20_3" text:outline-level="3">Step III</text:h>
      <text:list xml:id="list3857934707312533346" text:style-name="L3">
        <text:list-item>
          <text:p text:style-name="P49"><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548269376720240680" text:style-name="L4">
        <text:list-item>
          <text:p text:style-name="P50"><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39619985" text:continue-list="list3857934707312533346" text:style-name="L3">
        <text:list-item>
          <text:p text:style-name="P49"><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6"> and </text:span><text:span text:style-name="T14">RegTime</text:span><text:span text:style-name="T16"> parameter is set. User also becomes a reader – </text:span><text:span text:style-name="T14">IsReader</text:span><text:span text:style-name="T16"> property is set. The </text:span><text:span text:style-name="T14">Id</text:span><text:span text:style-name="T16"> property of a user is automatically assigned by the system.</text:span></text:p>
        </text:list-item>
      </text:list>
      <text:p text:style-name="P26">Notes</text:p>
      <text:list xml:id="list8979745683708419455" text:style-name="L5">
        <text:list-item>
          <text:p text:style-name="P51"><text:span text:style-name="T17">Users who have not verified their e-mail address for a set period of time (since the time set in the </text:span><text:span text:style-name="T15">PreRegTime</text:span><text:span text:style-name="T17"> property) are deleted from the list of pre-registered users. A dedicated mechanism of the system periodically reads the list of pre-registered users and searches for such abandoned records.</text:span></text:p>
        </text:list-item>
        <text:list-item>
          <text:p text:style-name="P46">All the incidents are registered in an Incidents Table. Examples of incident types: duplicate registration using an existing e-mail address, etc.</text:p>
        </text:list-item>
        <text:list-item>
          <text:p text:style-name="P46">Each step should break if a client is already logged in.</text:p>
        </text:list-item>
      </text:list>
      <text:h text:style-name="P32" text:outline-level="2"><text:soft-page-break/>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32"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5">To gain access to the system after registration a user must log into the system. </text:p>
      <text:h text:style-name="P32" text:outline-level="2"><text:soft-page-break/>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28" text:outline-level="3">Step I</text:h>
      <text:list xml:id="list1049276967265299368" text:style-name="L6">
        <text:list-item>
          <text:p text:style-name="P39">A client sends a log-in request, i.e. calls the <text:span text:style-name="T3">LogUserIn</text:span> method <text:span text:style-name="T1">without</text:span> authentication data.</text:p>
        </text:list-item>
        <text:list-item>
          <text:p text:style-name="P39">If the user's <text:span text:style-name="T3">CanLogIn</text:span> property is not <text:span text:style-name="T3">True</text:span>, the sequence breaks.</text:p>
        </text:list-item>
        <text:list-item>
          <text:p text:style-name="P39">The module checks if there are any started normal sessions and created preliminary sessions for the user. All abandoned preliminary sessions are removed.</text:p>
        </text:list-item>
        <text:list-item>
          <text:p text:style-name="P39">If an already started session exists or a created preliminary session exists:</text:p>
          <text:list>
            <text:list-header>
              <text:p text:style-name="P39">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39">The module creates a random binary data, <text:span text:style-name="T3">AuthDataBytes</text:span> field, used for the authentication.</text:p>
        </text:list-item>
        <text:list-item>
          <text:p text:style-name="P39">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38"><text:span text:style-name="T9">A preliminary session is created with </text:span><text:span text:style-name="T14">AuthDataBytes</text:span><text:span text:style-name="T9"> and optionally </text:span><text:span text:style-name="T14">CaptchaId</text:span><text:span text:style-name="T9"> fields set. Client's </text:span><text:span text:style-name="T14">IP </text:span><text:span text:style-name="T9">address is saved in the preliminary session for further checks too. While in the modern world several computers can have the same </text:span><text:span text:style-name="T14">IP </text:span><text:span text:style-name="T9">address, the sole </text:span><text:span text:style-name="T14">IP </text:span><text:span text:style-name="T9">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38"><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28" text:outline-level="3">Step II</text:h>
      <text:list xml:id="list3623558623872580316" text:style-name="L7">
        <text:list-item>
          <text:p text:style-name="P40">The client sends a second log-in request <text:span text:style-name="T1">providing</text:span> the required authentication data.</text:p>
        </text:list-item>
        <text:list-item>
          <text:p text:style-name="P40">If the user's <text:span text:style-name="T3">CanLogIn</text:span> property is not <text:span text:style-name="T3">True</text:span>, the sequence breaks.</text:p>
        </text:list-item>
        <text:list-item>
          <text:p text:style-name="P40">The module checks if there are any started normal sessions and created preliminary sessions for the user. All abandoned preliminary sessions are removed.</text:p>
        </text:list-item>
        <text:list-item>
          <text:p text:style-name="P40">If an already started session exists or <text:span text:style-name="T1">no</text:span> preliminary session is found or a preliminary session is found but an <text:span text:style-name="T3">IP </text:span>address of the client and <text:span text:style-name="T3">RequestId</text:span> do not match then:</text:p>
          <text:list>
            <text:list-header>
              <text:p text:style-name="P40">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40">The module checks authentication data based on <text:span text:style-name="T3">AuthDataBytes</text:span> with optional <text:span text:style-name="T3">CaptchaId</text:span>. </text:p>
        </text:list-item>
        <text:list-item>
          <text:p text:style-name="P40">If authentication data is correct:</text:p>
          <text:list>
            <text:list-header>
              <text:p text:style-name="P40">6.1. Preliminary session is marked with required flags.</text:p>
              <text:p text:style-name="P40">6.2. A new unique random <text:span text:style-name="T3">RequestId</text:span> is created, stored and prepared to be sent to user.</text:p>
              <text:p text:style-name="P40">6.2. Verification data is created, sent to the world and stored in the preliminary session.<text:line-break/>6.3. The client is redirected to a next step and the sequence breaks.</text:p>
            </text:list-header>
          </text:list>
        </text:list-item>
        <text:list-item>
          <text:p text:style-name="P40">If authentication data is wrong:</text:p>
          <text:list>
            <text:list-header>
              <text:p text:style-name="P40">7.1. The module updates user's <text:span text:style-name="T3">LastBadLogInTime</text:span> parameter.<text:line-break/>7.2. The preliminary session is deleted.<text:line-break/>7.3. Client's <text:span text:style-name="T3">IP </text:span>address is marked as a bad boy*.<text:line-break/>7.4. The client gets an appropriate response and the sequence breaks.</text:p>
            </text:list-header>
          </text:list>
        </text:list-item>
      </text:list>
      <text:h text:style-name="P28" text:outline-level="3">Step III</text:h>
      <text:list xml:id="list3479795135878753200" text:style-name="L8">
        <text:list-item>
          <text:p text:style-name="P41">The client sends a third log-in request providing the required verification data.</text:p>
        </text:list-item>
        <text:list-item>
          <text:p text:style-name="P42"><text:span text:style-name="T9">If the user's </text:span><text:span text:style-name="T14">CanLogIn</text:span><text:span text:style-name="T9"> property is not </text:span><text:span text:style-name="T14">True</text:span><text:span text:style-name="T9">, the sequence breaks.</text:span></text:p>
        </text:list-item>
        <text:list-item>
          <text:p text:style-name="P41">The module checks if there are any started normal sessions and created preliminary sessions for the user. All abandoned preliminary sessions are removed.</text:p>
        </text:list-item>
        <text:list-item>
          <text:p text:style-name="P42"><text:span text:style-name="T9">If an already started session exists or </text:span><text:span text:style-name="T11">no</text:span><text:span text:style-name="T9"> preliminary session is found or a preliminary session is found </text:span><text:soft-page-break/><text:span text:style-name="T9">but an </text:span><text:span text:style-name="T14">IP </text:span><text:span text:style-name="T9">address of the client and </text:span><text:span text:style-name="T14">RequestId</text:span><text:span text:style-name="T9"> do not match then:<text:line-break/>4.1. The user's </text:span><text:span text:style-name="T14">LastBadLogInTime</text:span><text:span text:style-name="T9"> parameter is updated.<text:line-break/>4.2. The client's </text:span><text:span text:style-name="T14">IP </text:span><text:span text:style-name="T9">address is marked as a bad boy*.<text:line-break/>4.3. The client gets an appropriate response and the sequence breaks.</text:span></text:p>
        </text:list-item>
        <text:list-item>
          <text:p text:style-name="P42"><text:span text:style-name="T9">Server verifies the provided data, </text:span><text:span text:style-name="T14">RequestId</text:span><text:span text:style-name="T9"> and client's </text:span><text:span text:style-name="T14">IP </text:span><text:span text:style-name="T9">address.</text:span></text:p>
        </text:list-item>
        <text:list-item>
          <text:p text:style-name="P41">If verification fails:</text:p>
          <text:p text:style-name="P42"><text:span text:style-name="T9">3.1. The preliminary session is deleted.<text:line-break/>3.2. User's </text:span><text:span text:style-name="T14">LastBadLogInTime</text:span><text:span text:style-name="T9"> parameter is updated.</text:span></text:p>
          <text:p text:style-name="P41">3.3. Client's <text:span text:style-name="T3">IP </text:span>address is marked as a bad boy*.<text:line-break/>3.4. The client gets the response and the sequence breaks.</text:p>
        </text:list-item>
        <text:list-item>
          <text:p text:style-name="P41">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text:span text:style-name="T3">IP </text:span>addresses are blocked for a period of time. Blocking is performed on a Gateway Module level.</text:p>
      <text:p text:style-name="P5"/>
      <text:p text:style-name="P5">Each step should break if a client is already logged in.</text:p>
      <text:h text:style-name="P32" text:outline-level="2">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text:span text:style-name="T3">IP </text:span>address.</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32"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text:span text:style-name="T3">IP </text:span>address.</text:p>
          </table:table-cell>
        </table:table-row>
      </table:table>
      <text:h text:style-name="P32" text:outline-level="2"><text:soft-page-break/>System settings</text:h>
      <text:p text:style-name="P23">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IsTableOfIncidentsUsed</text:p>
          </table:table-cell>
          <table:table-cell table:style-name="Table6.B2" office:value-type="string">
            <text:p text:style-name="P16">A flag which enables table of incidents. This setting must be synchronized with the firewall of the Gateway module.</text:p>
          </table:table-cell>
        </table:table-row>
        <table:table-row table:style-name="Table6.1">
          <table:table-cell table:style-name="Table6.A2" office:value-type="string">
            <text:p text:style-name="P16">BlockTimePerIncident</text:p>
          </table:table-cell>
          <table:table-cell table:style-name="Table6.B2" office:value-type="string">
            <text:p text:style-name="P16">A set of configurations of block time per each incident type. In seconds.</text:p>
          </table:table-cell>
        </table:table-row>
        <table:table-row table:style-name="Table6.1">
          <table:table-cell table:style-name="Table6.A2" office:value-type="string">
            <text:p text:style-name="P16">IsDebugMode</text:p>
          </table:table-cell>
          <table:table-cell table:style-name="Table6.B2" office:value-type="string">
            <text:p text:style-name="P16">Debug mode flag.</text:p>
          </table:table-cell>
        </table:table-row>
      </table:table>
      <text:p text:style-name="P23"/>
      <text:h text:style-name="P34" text:outline-level="1">7. SMTP Module</text:h>
      <text:p text:style-name="P23">The SMTP Module sends e-mail messages and has following functions.</text:p>
      <text:h text:style-name="P32"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34" text:outline-level="1">8. Captcha Module</text:h>
      <text:p text:style-name="P23">The Captcha Module deals with captcha riddles and has following functions.</text:p>
      <text:h text:style-name="P32" text:outline-level="2"><text:soft-page-break/>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34" text:outline-level="1">9. Message Module</text:h>
      <text:p text:style-name="P23">The Message Module deals with messages, threads, forums and has following functions.</text:p>
      <text:h text:style-name="P32"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Section</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able:table-row table:style-name="Table15.1">
          <table:table-cell table:style-name="Table15.A2" table:number-rows-spanned="5" office:value-type="string">
            <text:p text:style-name="P16">C</text:p>
          </table:table-cell>
          <table:table-cell table:style-name="Table15.A2" office:value-type="string">
            <text:p text:style-name="P16">ListThreadAn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An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And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And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SectionsAndForums</text:p>
          </table:table-cell>
          <table:table-cell table:style-name="Table15.C2" office:value-type="string">
            <text:p text:style-name="P20">Returns a list of all sections and forum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h text:style-name="P32" text:outline-level="2">System settings</text:h>
      <text:p text:style-name="P23">Following system settings are available for the Message Module.</text:p>
      <table:table table:name="Table17" table:style-name="Table17">
        <table:table-column table:style-name="Table17.A"/>
        <table:table-column table:style-name="Table17.B"/>
        <table:table-row table:style-name="Table17.1">
          <table:table-cell table:style-name="Table17.A1" office:value-type="string">
            <text:p text:style-name="P17">Setting</text:p>
          </table:table-cell>
          <table:table-cell table:style-name="Table17.B1" office:value-type="string">
            <text:p text:style-name="P17">Description</text:p>
          </table:table-cell>
        </table:table-row>
        <table:table-row table:style-name="Table17.1">
          <table:table-cell table:style-name="Table17.A2" office:value-type="string">
            <text:p text:style-name="P16">MessageEditTime</text:p>
          </table:table-cell>
          <table:table-cell table:style-name="Table17.B2"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6">PageSize</text:p>
          </table:table-cell>
          <table:table-cell table:style-name="Table17.B2" office:value-type="string">
            <text:p text:style-name="P16">Page size for pagination of items.</text:p>
          </table:table-cell>
        </table:table-row>
        <table:table-row table:style-name="Table17.1">
          <table:table-cell table:style-name="Table17.A2" office:value-type="string">
            <text:p text:style-name="P16">NewThreadsAtTop</text:p>
          </table:table-cell>
          <table:table-cell table:style-name="Table17.B2" office:value-type="string">
            <text:p text:style-name="P16">This parameter controls how new and updated threads are placed inside forums. If set to <text:span text:style-name="T3">True</text:span>, then following will happen:</text:p>
            <text:list xml:id="list5697746126404686623" text:style-name="L10">
              <text:list-item>
                <text:p text:style-name="P30">New threads will be added to the start (top) of the list of forum's threads instead of being added to the end (bottom) of the list;</text:p>
              </text:list-item>
              <text:list-item>
                <text:p text:style-name="P30">New messages added to threads will update the thread moving it to the start (top) position of the list of forum's threads.</text:p>
              </text:list-item>
            </text:list>
            <text:p text:style-name="P16">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6">IsDebugMode</text:p>
          </table:table-cell>
          <table:table-cell table:style-name="Table17.B2" office:value-type="string">
            <text:p text:style-name="P16">Debug mode flag.</text:p>
          </table:table-cell>
        </table:table-row>
      </table:table>
      <text:p text:style-name="P3"/>
      <text:h text:style-name="P34" text:outline-level="1">10. Gateway Module</text:h>
      <text:p text:style-name="Text_20_body"><text:span text:style-name="T9">Gateway Module accepts incoming </text:span><text:span text:style-name="T14">HTTPS</text:span><text:span text:style-name="T9">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4">IP </text:span><text:span text:style-name="T9">addresses. This list may be changed by the Access Control Module with the help of </text:span><text:span text:style-name="T14">JSON RPC 2.0</text:span><text:span text:style-name="T9"> protocol. </text:span></text:p>
      <text:p text:style-name="Text_20_body"><text:span text:style-name="T9">Incoming requests made by external clients via the </text:span><text:span text:style-name="T14">HTTPS</text:span><text:span text:style-name="T9"> protocol are first analysed by their </text:span><text:span text:style-name="T14">IP </text:span><text:span text:style-name="T9">address. Those requests which are made from unblocked </text:span><text:span text:style-name="T14">IP</text:span><text:span text:style-name="T9"> addresses are redirected to other modules, such as ACM or Message Module, depending on their contents.</text:span></text:p>
      <text:p text:style-name="P23">The following list of internal functions is supported by the Gateway Module.</text:p>
      <text:h text:style-name="P32" text:outline-level="2">Gateway module internal functions</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7">C</text:p>
          </table:table-cell>
          <table:table-cell table:style-name="Table18.A1" office:value-type="string">
            <text:p text:style-name="P17">Function</text:p>
          </table:table-cell>
          <table:table-cell table:style-name="Table18.C1" office:value-type="string">
            <text:p text:style-name="P17">Description</text:p>
          </table:table-cell>
        </table:table-row>
        <table:table-row table:style-name="Table18.1">
          <table:table-cell table:style-name="Table18.A2" office:value-type="string">
            <text:p text:style-name="P16">P</text:p>
          </table:table-cell>
          <table:table-cell table:style-name="Table18.A2" office:value-type="string">
            <text:p text:style-name="P16">Ping</text:p>
          </table:table-cell>
          <table:table-cell table:style-name="Table18.C2" office:value-type="string">
            <text:p text:style-name="P16">Service liveness.</text:p>
          </table:table-cell>
        </table:table-row>
        <table:table-row table:style-name="Table18.1">
          <table:table-cell table:style-name="Table18.A2" table:number-rows-spanned="2" office:value-type="string">
            <text:p text:style-name="P16">I</text:p>
          </table:table-cell>
          <table:table-cell table:style-name="Table18.A2" office:value-type="string">
            <text:p text:style-name="P16">BlockIPAddress</text:p>
          </table:table-cell>
          <table:table-cell table:style-name="Table18.C2" office:value-type="string">
            <text:p text:style-name="P16">Adds an <text:span text:style-name="T3">IP</text:span> address to a block list or updates an existing record.</text:p>
          </table:table-cell>
        </table:table-row>
        <table:table-row table:style-name="Table18.1">
          <table:covered-table-cell/>
          <table:table-cell table:style-name="Table18.A2" office:value-type="string">
            <text:p text:style-name="P16">IsIPAddressBlocked</text:p>
          </table:table-cell>
          <table:table-cell table:style-name="Table18.C2" office:value-type="string">
            <text:p text:style-name="P16">Checks whether the specified <text:span text:style-name="T3">IP</text:span> address is blocked or not.</text:p>
          </table:table-cell>
        </table:table-row>
        <table:table-row table:style-name="Table18.1">
          <table:table-cell table:style-name="Table18.A2" office:value-type="string">
            <text:p text:style-name="P16">O</text:p>
          </table:table-cell>
          <table:table-cell table:style-name="Table18.A2" office:value-type="string">
            <text:p text:style-name="P16">ShowDiagnosticData</text:p>
          </table:table-cell>
          <table:table-cell table:style-name="Table18.C2" office:value-type="string">
            <text:p text:style-name="P16">Shows diagnostic information.</text:p>
          </table:table-cell>
        </table:table-row>
      </table:table>
      <text:h text:style-name="P32" text:outline-level="2">System settings</text:h>
      <text:p text:style-name="P23">Following system settings are available for the Gateway module.</text:p>
      <table:table table:name="Table19" table:style-name="Table19">
        <table:table-column table:style-name="Table19.A"/>
        <table:table-column table:style-name="Table19.B"/>
        <text:soft-page-break/>
        <table:table-row table:style-name="Table19.1">
          <table:table-cell table:style-name="Table19.A1" office:value-type="string">
            <text:p text:style-name="P17">Setting</text:p>
          </table:table-cell>
          <table:table-cell table:style-name="Table19.B1" office:value-type="string">
            <text:p text:style-name="P17">Description</text:p>
          </table:table-cell>
        </table:table-row>
        <table:table-row table:style-name="Table19.1">
          <table:table-cell table:style-name="Table19.A2" office:value-type="string">
            <text:p text:style-name="P16">SiteName</text:p>
          </table:table-cell>
          <table:table-cell table:style-name="Table19.B2" office:value-type="string">
            <text:p text:style-name="P16">Name of the site where this forum engine works.</text:p>
          </table:table-cell>
        </table:table-row>
        <table:table-row table:style-name="Table19.1">
          <table:table-cell table:style-name="Table19.A2" office:value-type="string">
            <text:p text:style-name="P16">SiteDomain</text:p>
          </table:table-cell>
          <table:table-cell table:style-name="Table19.B2" office:value-type="string">
            <text:p text:style-name="P16">Domain name of the site where this forum engine works.</text:p>
          </table:table-cell>
        </table:table-row>
        <table:table-row table:style-name="Table19.1">
          <table:table-cell table:style-name="Table19.A2" office:value-type="string">
            <text:p text:style-name="P16">EmailVerificationUrlPath</text:p>
          </table:table-cell>
          <table:table-cell table:style-name="Table19.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19.1">
          <table:table-cell table:style-name="Table19.A2" office:value-type="string">
            <text:p text:style-name="P16">IsFirewallUsed</text:p>
          </table:table-cell>
          <table:table-cell table:style-name="Table19.B2" office:value-type="string">
            <text:p text:style-name="P16">A flag which enables firewall. This setting must be synchronized with the table of incidents of the ACM module.</text:p>
          </table:table-cell>
        </table:table-row>
      </table:table>
      <text:h text:style-name="P34" text:outline-level="1">11. Technical characteristics</text:h>
      <text:p text:style-name="P23">Below are described some of the technical characteristics of the <text:span text:style-name="T3">SimpleBB</text:span> forum engine.</text:p>
      <text:h text:style-name="Heading_20_2" text:outline-level="2">Difference between phpBB and SimpleBB</text:h>
      <text:p text:style-name="P24"><text:span text:style-name="T3">SimpleBB</text:span> is written in <text:span text:style-name="T3">Go</text:span> programming language and uses micro service architecture.</text:p>
      <text:p text:style-name="P27">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1536138214453528834" text:style-name="L11">
        <text:list-item>
          <text:p text:style-name="P47"><text:span text:style-name="T3">PHP</text:span> programming language is a scripting language. It is used for interpreted scripts, not for compiled programs.</text:p>
        </text:list-item>
        <text:list-item>
          <text:p text:style-name="P47"><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7"><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text:span><text:span text:style-name="T6">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2" text:outline-level="2">Scaling</text:h>
      <text:p text:style-name="P24"><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33" text:outline-level="2">Logics</text:h>
      <text:p text:style-name="P24">All the logics is used on an application level. Logics is almost not used on the level of <text:span text:style-name="T3">SQL</text:span> database server and this done on purpose – this makes the product very simple, easy to maintain and reliable. </text:p>
      <text:p text:style-name="P24">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24">There is also another peculiarity of <text:s/>locks made on application level – it is nearly impossible to use <text:span text:style-name="T3">SQL</text:span> <text:soft-page-break/>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24">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24">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33" text:outline-level="2">Reliability</text:h>
      <text:p text:style-name="P24">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24">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24">As was stated earlier, system's important roles such as <text:span text:style-name="User_20_Role"><text:span text:style-name="T2">Moderator</text:span></text:span><text:span text:style-name="T7">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33" text:outline-level="2">Installation and configuration</text:h>
      <text:p text:style-name="P24">The <text:span text:style-name="T3">SimpleBB</text:span> engine does not have installation scripts as <text:span text:style-name="T3">phpBB</text:span> forum engine does. All the installation process is comprised of creation of configuration files.</text:p>
      <text:p text:style-name="P24">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8H16M51S</meta:editing-duration>
    <meta:editing-cycles>1092</meta:editing-cycles>
    <meta:generator>OpenOffice/4.1.14$Win32 OpenOffice.org_project/4114m1$Build-9811</meta:generator>
    <dc:title>Default Page</dc:title>
    <dc:date>2023-11-28T19:38:31.11</dc:date>
    <meta:document-statistic meta:table-count="19" meta:image-count="0" meta:object-count="0" meta:page-count="15" meta:paragraph-count="871" meta:word-count="5224" meta:character-count="30927"/>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